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4384" draw:style-name="a0" draw:name="Afbeelding 7" text:anchor-type="paragraph" svg:x="0in" svg:y="0.01955in" svg:width="2.35347in" svg:height="2.35347in" style:rel-width="scale" style:rel-height="scale"><draw:image xlink:href="media/image1.png" xlink:type="simple" xlink:show="embed" xlink:actuate="onLoad"/><svg:title/><svg:desc>Afbeelding met symbool, plein, ontwerp

Door AI gegenereerde inhoud is mogelijk onjuist.</svg:desc></draw:frame><draw:frame draw:z-index="251665408" draw:style-name="a1" draw:name="Afbeelding 8" text:anchor-type="paragraph" svg:x="3.56106in" svg:y="0.00053in" svg:width="2.35347in" svg:height="2.35347in" style:rel-width="scale" style:rel-height="scale"><draw:image xlink:href="media/image2.png" xlink:type="simple" xlink:show="embed" xlink:actuate="onLoad"/><svg:title/><svg:desc>Afbeelding met symbool, plein, ontwerp

Door AI gegenereerde inhoud is mogelijk onjuist.</svg:desc></draw:frame>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><draw:frame draw:z-index="251663360" draw:style-name="a2" draw:name="Afbeelding 6" text:anchor-type="paragraph" svg:x="3.57708in" svg:y="0.2234in" svg:width="2.35347in" svg:height="2.35347in" style:rel-width="scale" style:rel-height="scale"><draw:image xlink:href="media/image3.png" xlink:type="simple" xlink:show="embed" xlink:actuate="onLoad"/><svg:title/><svg:desc>Afbeelding met symbool

Door AI gegenereerde inhoud is mogelijk onjuist.</svg:desc></draw:frame><draw:frame draw:z-index="251662336" draw:style-name="a3" draw:name="Afbeelding 5" text:anchor-type="paragraph" svg:x="0in" svg:y="0.22788in" svg:width="2.35347in" svg:height="2.35347in" style:rel-width="scale" style:rel-height="scale"><draw:image xlink:href="media/image4.png" xlink:type="simple" xlink:show="embed" xlink:actuate="onLoad"/><svg:title/><svg:desc>Afbeelding met symbool, plein

Door AI gegenereerde inhoud is mogelijk onjuist.</svg:desc></draw:frame>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soft-page-break/>
      <text:p text:style-name="Standaard"><draw:frame draw:z-index="251660288" draw:style-name="a4" draw:name="Afbeelding 3" text:anchor-type="paragraph" svg:x="-0.00903in" svg:y="3.34354in" svg:width="2.35347in" svg:height="2.35347in" style:rel-width="scale" style:rel-height="scale"><draw:image xlink:href="media/image5.png" xlink:type="simple" xlink:show="embed" xlink:actuate="onLoad"/><svg:title/><svg:desc>Afbeelding met symbool

Door AI gegenereerde inhoud is mogelijk onjuist.</svg:desc></draw:frame><draw:frame draw:z-index="251661312" draw:style-name="a5" draw:name="Afbeelding 4" text:anchor-type="paragraph" svg:x="3.64931in" svg:y="3.36485in" svg:width="2.35347in" svg:height="2.35347in" style:rel-width="scale" style:rel-height="scale"><draw:image xlink:href="media/image6.png" xlink:type="simple" xlink:show="embed" xlink:actuate="onLoad"/><svg:title/><svg:desc>Afbeelding met symbool

Door AI gegenereerde inhoud is mogelijk onjuist.</svg:desc></draw:frame><draw:frame draw:z-index="251659264" draw:style-name="a6" draw:name="Afbeelding 2" text:anchor-type="paragraph" svg:x="3.69097in" svg:y="0in" svg:width="2.35347in" svg:height="2.35347in" style:rel-width="scale" style:rel-height="scale"><draw:image xlink:href="media/image7.png" xlink:type="simple" xlink:show="embed" xlink:actuate="onLoad"/><svg:title/><svg:desc>Afbeelding met symbool

Door AI gegenereerde inhoud is mogelijk onjuist.</svg:desc></draw:frame><draw:frame draw:z-index="251658240" draw:style-name="a7" draw:name="Afbeelding 1" text:anchor-type="paragraph" svg:x="-0.00069in" svg:y="0in" svg:width="2.35387in" svg:height="2.35387in" style:rel-width="scale" style:rel-height="scale"><draw:image xlink:href="media/image8.png" xlink:type="simple" xlink:show="embed" xlink:actuate="onLoad"/><svg:title/><svg:desc>Afbeelding met symbool

Door AI gegenereerde inhoud is mogelijk onjuis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eike Grimonprez 202335768</meta:initial-creator>
    <dc:creator>Heike Grimonprez 202335768</dc:creator>
    <meta:creation-date>2025-02-20T09:10:00Z</meta:creation-date>
    <dc:date>2025-02-20T09:13:00Z</dc:date>
    <meta:template xlink:href="Normal" xlink:type="simple"/>
    <meta:editing-cycles>1</meta:editing-cycles>
    <meta:editing-duration>PT0S</meta:editing-duration>
    <meta:document-statistic meta:page-count="2" meta:paragraph-count="1" meta:word-count="4" meta:character-count="30" meta:row-count="1" meta:non-whitespace-character-count="27"/>
  </office:meta>
</office:document-meta>
</file>